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ZARD OF SPARKLE</text:p>
      <text:p text:style-name="Standard"/>
      <text:p text:style-name="Standard"/>
      <text:p text:style-name="Standard">TARGET AUDIENCE</text:p>
      <text:p text:style-name="Standard"/>
      <text:p text:style-name="Standard">Who is it for?</text:p>
      <text:list xml:id="list1580974628864380210" text:style-name="L1">
        <text:list-item>
          <text:p text:style-name="P1">Vehicle owners</text:p>
        </text:list-item>
        <text:list-item>
          <text:p text:style-name="P1">selling a vehicle</text:p>
        </text:list-item>
        <text:list-item>
          <text:p text:style-name="P1">business types w/ clients</text:p>
        </text:list-item>
        <text:list-item>
          <text:p text:style-name="P1">outdoorsy types that get it very dirty</text:p>
        </text:list-item>
        <text:list-item>
          <text:p text:style-name="P1">busy people</text:p>
        </text:list-item>
        <text:list-item>
          <text:p text:style-name="P1">going on a date</text:p>
        </text:list-item>
      </text:list>
      <text:p text:style-name="Standard"/>
      <text:p text:style-name="Standard"/>
      <text:p text:style-name="Standard">Personas</text:p>
      <text:list xml:id="list202583067152479782" text:style-name="L2">
        <text:list-item>
          <text:p text:style-name="P2">general age 25-65</text:p>
        </text:list-item>
        <text:list-item>
          <text:p text:style-name="P2">employed</text:p>
        </text:list-item>
        <text:list-item>
          <text:p text:style-name="P2">M and F (guess at 70/30)</text:p>
        </text:list-item>
        <text:list-item>
          <text:p text:style-name="P2">income 30k+ or low living expenses (ie 17 y.o. Going to prom)</text:p>
        </text:list-item>
        <text:list-item>
          <text:p text:style-name="P2">web use 3 times per week</text:p>
        </text:list-item>
      </text:list>
      <text:p text:style-name="Standard"/>
      <text:p text:style-name="Standard"/>
      <text:p text:style-name="Standard">Why visit the site?</text:p>
      <text:list xml:id="list3183652624009060352" text:style-name="L3">
        <text:list-item>
          <text:p text:style-name="P3">Get pricing</text:p>
        </text:list-item>
        <text:list-item>
          <text:p text:style-name="P3">Get service list</text:p>
        </text:list-item>
        <text:list-item>
          <text:p text:style-name="P3">Get contact information</text:p>
        </text:list-item>
        <text:list-item>
          <text:p text:style-name="P3">Get location</text:p>
        </text:list-item>
      </text:list>
      <text:p text:style-name="Standard"/>
      <text:p text:style-name="Standard"/>
      <text:p text:style-name="Standard">How often will they visit the site?</text:p>
      <text:list xml:id="list6768417910224220706" text:style-name="L4">
        <text:list-item>
          <text:p text:style-name="P4">Once per month</text:p>
        </text:list-item>
        <text:list-item>
          <text:p text:style-name="P4">Twice per season (spring/fall)</text:p>
        </text:list-item>
        <text:list-item>
          <text:p text:style-name="P4">Only as needed/event need (ie. car show, selling vehicle, prom)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8T15:40:42</meta:creation-date>
    <dc:date>2020-02-28T15:49:32.73</dc:date>
    <meta:editing-duration>PT8M50S</meta:editing-duration>
    <meta:editing-cycles>1</meta:editing-cycles>
    <meta:generator>OpenOffice/4.1.6$Win32 OpenOffice.org_project/416m1$Build-9790</meta:generator>
    <meta:document-statistic meta:table-count="0" meta:image-count="0" meta:object-count="0" meta:page-count="1" meta:paragraph-count="24" meta:word-count="116" meta:character-count="549"/>
  </office:meta>
</office:document-meta>
</file>